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DONE"/>
        <table:table-column table:style-name="co2" table:default-cell-style-name="DONE"/>
        <table:table-column table:style-name="co3" table:default-cell-style-name="ce4"/>
        <table:table-column table:style-name="co4" table:default-cell-style-name="DONE"/>
        <table:table-row table:style-name="ro1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1">
          <table:table-cell office:value-type="string" calcext:value-type="string">
            <text:p>axisLabel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bilogplo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bp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b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n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calculateQ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calc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lculate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clans5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table:style-name="NOT_20_NEEDED" office:value-type="string" calcext:value-type="string">
            <text:p>clans6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a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designHBF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HBF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LCBP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LCB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Document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clans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clansObj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dsdemo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4fig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</table:table-row>
        <table:table-row table:style-name="ro1">
          <table:table-cell table:style-name="Default" office:value-type="string" calcext:value-type="string">
            <text:p>dsdemo5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8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NOT_20_NEEDED" office:value-type="string" calcext:value-type="string">
            <text:p>dsexample1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s_f1f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fre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han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optzero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synNTFobj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1">
          <table:table-cell table:style-name="Default" office:value-type="string" calcext:value-type="string">
            <text:p>ESLsele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evalMixed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evalRPol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al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alTF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exampl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figureMagic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findPattern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NOT_20_NEEDED" office:value-type="string" calcext:value-type="string">
            <text:p>flattenStruct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1">
          <table:table-cell table:style-name="NOT_20_NEEDED" office:value-type="string" calcext:value-type="string">
            <text:p>flattenStruct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fresp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impL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f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1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LCObj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Obj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opt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plot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ollipo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mapCtoD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mapQto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d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d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abs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padb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l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tition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ak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lotExample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lot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plotSpectru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plotUsage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redict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uls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lizeNTF_c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l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real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rmsGai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elect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DSM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imulateDS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imulateESL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DS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SNR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im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nc_decimat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unit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uff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ynthesizeChebyshev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ynthesizeNT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nthesizeNT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nthes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ynthes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thermomete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inc.m</text:p>
          </table:table-cell>
          <table:table-cell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LETED</text:p>
          </table:table-cell>
          <table:table-cell table:style-name="Default" table:formula="of:=+ROUND(COUNTIF([.C2:.C125]; &quot;=x&quot;)/COUNTIF([.B2:.B125]; &quot;=M-file&quot;)*100; 2)" office:value-type="float" office:value="64.96" calcext:value-type="float">
            <text:p>64.96</text:p>
          </table:table-cell>
          <table:table-cell table:style-name="Default" office:value-type="string" calcext:value-type="string">
            <text:p>%</text:p>
          </table:table-cell>
          <table:table-cell table:style-name="Default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1.552256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2-08T21:14:33.965293304</dc:date>
    <meta:editing-duration>P7DT6H35M57S</meta:editing-duration>
    <meta:editing-cycles>24</meta:editing-cycles>
    <meta:generator>LibreOffice/4.1.3.2$Linux_x86 LibreOffice_project/410m0$Build-2</meta:generator>
    <dc:creator>Giuseppe </dc:creator>
    <meta:document-statistic meta:table-count="4" meta:cell-count="356" meta:object-count="0"/>
  </office:meta>
</office:document-meta>
</file>